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ackground-color="#fff200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26545825570991" calcext:value-type="float">
            <text:p>0.0126545825570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0118460464525219" calcext:value-type="float">
            <text:p>0.011846046452522</text:p>
          </table:table-cell>
          <table:table-cell office:value-type="string" calcext:value-type="string">
            <text:p>Q</text:p>
          </table:table-cell>
          <table:table-cell office:value-type="float" office:value="0.0117454120140683" calcext:value-type="float">
            <text:p>0.011745412014068</text:p>
          </table:table-cell>
          <table:table-cell office:value-type="string" calcext:value-type="string">
            <text:p>B</text:p>
          </table:table-cell>
          <table:table-cell office:value-type="float" office:value="0.0106360241770744" calcext:value-type="float">
            <text:p>0.010636024177075</text:p>
          </table:table-cell>
          <table:table-cell office:value-type="string" calcext:value-type="string">
            <text:p>N</text:p>
          </table:table-cell>
          <table:table-cell table:style-name="ce3" table:formula="of:=MIN([.H2];[.F2];[.D2];[.B2])" office:value-type="float" office:value="0.0106360241770744" calcext:value-type="float">
            <text:p>0.010636024177075</text:p>
          </table:table-cell>
          <table:table-cell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167576787256944" calcext:value-type="float">
            <text:p>0.016757678725694</text:p>
          </table:table-cell>
          <table:table-cell office:value-type="string" calcext:value-type="string">
            <text:p>I </text:p>
          </table:table-cell>
          <table:table-cell office:value-type="float" office:value="0.0115560036014463" calcext:value-type="float">
            <text:p>0.011556003601446</text:p>
          </table:table-cell>
          <table:table-cell office:value-type="string" calcext:value-type="string">
            <text:p>AI</text:p>
          </table:table-cell>
          <table:table-cell office:value-type="float" office:value="0.0118734523047956" calcext:value-type="float">
            <text:p>0.011873452304796</text:p>
          </table:table-cell>
          <table:table-cell office:value-type="string" calcext:value-type="string">
            <text:p>AF</text:p>
          </table:table-cell>
          <table:table-cell office:value-type="float" office:value="0.0105748316273093" calcext:value-type="float">
            <text:p>0.010574831627309</text:p>
          </table:table-cell>
          <table:table-cell office:value-type="string" calcext:value-type="string">
            <text:p>T</text:p>
          </table:table-cell>
          <table:table-cell table:style-name="ce3" table:formula="of:=MIN([.H3];[.F3];[.D3];[.B3])" office:value-type="float" office:value="0.0105748316273093" calcext:value-type="float">
            <text:p>0.010574831627309</text:p>
          </table:table-cell>
          <table:table-cell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65482246739586" calcext:value-type="float">
            <text:p>0.016548224673959</text:p>
          </table:table-cell>
          <table:table-cell office:value-type="string" calcext:value-type="string">
            <text:p>D</text:p>
          </table:table-cell>
          <table:table-cell office:value-type="float" office:value="0.0154388970489997" calcext:value-type="float">
            <text:p>0.015438897049</text:p>
          </table:table-cell>
          <table:table-cell office:value-type="string" calcext:value-type="string">
            <text:p>F</text:p>
          </table:table-cell>
          <table:table-cell office:value-type="float" office:value="0.0163077888971179" calcext:value-type="float">
            <text:p>0.016307788897118</text:p>
          </table:table-cell>
          <table:table-cell office:value-type="string" calcext:value-type="string">
            <text:p>B</text:p>
          </table:table-cell>
          <table:table-cell office:value-type="float" office:value="0.0143429869785905" calcext:value-type="float">
            <text:p>0.014342986978591</text:p>
          </table:table-cell>
          <table:table-cell office:value-type="string" calcext:value-type="string">
            <text:p>T</text:p>
          </table:table-cell>
          <table:table-cell table:style-name="ce3" table:formula="of:=MIN([.H4];[.F4];[.D4];[.B4])" office:value-type="float" office:value="0.0143429869785905" calcext:value-type="float">
            <text:p>0.014342986978591</text:p>
          </table:table-cell>
          <table:table-cell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33523169098441" calcext:value-type="float">
            <text:p>0.013352316909844</text:p>
          </table:table-cell>
          <table:table-cell office:value-type="string" calcext:value-type="string">
            <text:p>D</text:p>
          </table:table-cell>
          <table:table-cell office:value-type="float" office:value="0.0123438050432764" calcext:value-type="float">
            <text:p>0.012343805043277</text:p>
          </table:table-cell>
          <table:table-cell office:value-type="string" calcext:value-type="string">
            <text:p>F</text:p>
          </table:table-cell>
          <table:table-cell office:value-type="float" office:value="0.012700139756132" calcext:value-type="float">
            <text:p>0.012700139756132</text:p>
          </table:table-cell>
          <table:table-cell office:value-type="string" calcext:value-type="string">
            <text:p>B</text:p>
          </table:table-cell>
          <table:table-cell office:value-type="float" office:value="0.0115782069042325" calcext:value-type="float">
            <text:p>0.011578206904233</text:p>
          </table:table-cell>
          <table:table-cell office:value-type="string" calcext:value-type="string">
            <text:p>A</text:p>
          </table:table-cell>
          <table:table-cell table:style-name="ce3" table:formula="of:=MIN([.H5];[.F5];[.D5];[.B5])" office:value-type="float" office:value="0.0115782069042325" calcext:value-type="float">
            <text:p>0.011578206904233</text:p>
          </table:table-cell>
          <table:table-cell/>
        </table:table-row>
        <table:table-row table:style-name="ro1">
          <table:table-cell office:value-type="string" calcext:value-type="string">
            <text:p>Slate 6 total MSE</text:p>
          </table:table-cell>
          <table:table-cell table:number-columns-repeated="4"/>
          <table:table-cell office:value-type="float" office:value="0.0124773777883197" calcext:value-type="float">
            <text:p>0.01247737778832</text:p>
          </table:table-cell>
          <table:table-cell office:value-type="string" calcext:value-type="string">
            <text:p>V</text:p>
          </table:table-cell>
          <table:table-cell office:value-type="float" office:value="0.0119074061512947" calcext:value-type="float">
            <text:p>0.011907406151295</text:p>
          </table:table-cell>
          <table:table-cell office:value-type="string" calcext:value-type="string">
            <text:p>T</text:p>
          </table:table-cell>
          <table:table-cell table:style-name="ce3" table:formula="of:=MIN([.H6];[.F6];[.D6];[.B6])" office:value-type="float" office:value="0.0119074061512947" calcext:value-type="float">
            <text:p>0.011907406151295</text:p>
          </table:table-cell>
          <table:table-cell/>
        </table:table-row>
        <table:table-row table:style-name="ro1">
          <table:table-cell office:value-type="string" calcext:value-type="string">
            <text:p>Slate 7 total MSE</text:p>
          </table:table-cell>
          <table:table-cell table:number-columns-repeated="4"/>
          <table:table-cell office:value-type="float" office:value="0.0128508816967812" calcext:value-type="float">
            <text:p>0.012850881696781</text:p>
          </table:table-cell>
          <table:table-cell office:value-type="string" calcext:value-type="string">
            <text:p>J</text:p>
          </table:table-cell>
          <table:table-cell office:value-type="float" office:value="0.0114520937204361" calcext:value-type="float">
            <text:p>0.011452093720436</text:p>
          </table:table-cell>
          <table:table-cell office:value-type="string" calcext:value-type="string">
            <text:p>G</text:p>
          </table:table-cell>
          <table:table-cell table:style-name="ce3" table:formula="of:=MIN([.H7];[.F7];[.D7];[.B7])" office:value-type="float" office:value="0.0114520937204361" calcext:value-type="float">
            <text:p>0.011452093720436</text:p>
          </table:table-cell>
          <table:table-cell/>
        </table:table-row>
        <table:table-row table:style-name="ro1">
          <table:table-cell office:value-type="string" calcext:value-type="string">
            <text:p>Slate 8 total MSE</text:p>
          </table:table-cell>
          <table:table-cell office:value-type="float" office:value="0.00962698970237328" calcext:value-type="float">
            <text:p>0.009626989702373</text:p>
          </table:table-cell>
          <table:table-cell office:value-type="string" calcext:value-type="string">
            <text:p>D</text:p>
          </table:table-cell>
          <table:table-cell table:style-name="ce9" office:value-type="float" office:value="0.00922179881385283" calcext:value-type="float">
            <text:p>0.009221798813853</text:p>
          </table:table-cell>
          <table:table-cell table:style-name="ce9" office:value-type="string" calcext:value-type="string">
            <text:p>AA</text:p>
          </table:table-cell>
          <table:table-cell office:value-type="float" office:value="0.00922939804957458" calcext:value-type="float">
            <text:p>0.009229398049575</text:p>
          </table:table-cell>
          <table:table-cell office:value-type="string" calcext:value-type="string">
            <text:p>B</text:p>
          </table:table-cell>
          <table:table-cell table:style-name="ce1" office:value-type="float" office:value="0.0100303124636412" calcext:value-type="float">
            <text:p>0.010030312463641</text:p>
          </table:table-cell>
          <table:table-cell table:style-name="ce1" office:value-type="string" calcext:value-type="string">
            <text:p>G</text:p>
          </table:table-cell>
          <table:table-cell table:style-name="ce3" table:formula="of:=MIN([.H8];[.F8];[.D8];[.B8])" office:value-type="float" office:value="0.00922179881385283" calcext:value-type="float">
            <text:p>0.009221798813853</text:p>
          </table:table-cell>
          <table:table-cell/>
        </table:table-row>
        <table:table-row table:style-name="ro1">
          <table:table-cell office:value-type="string" calcext:value-type="string">
            <text:p>Slate 9 total MSE</text:p>
          </table:table-cell>
          <table:table-cell office:value-type="float" office:value="0.0208909739614865" calcext:value-type="float">
            <text:p>0.020890973961487</text:p>
          </table:table-cell>
          <table:table-cell office:value-type="string" calcext:value-type="string">
            <text:p>I </text:p>
          </table:table-cell>
          <table:table-cell office:value-type="float" office:value="0.0120654570330915" calcext:value-type="float">
            <text:p>0.012065457033092</text:p>
          </table:table-cell>
          <table:table-cell office:value-type="string" calcext:value-type="string">
            <text:p>Q</text:p>
          </table:table-cell>
          <table:table-cell office:value-type="float" office:value="0.0122981982853745" calcext:value-type="float">
            <text:p>0.012298198285375</text:p>
          </table:table-cell>
          <table:table-cell office:value-type="string" calcext:value-type="string">
            <text:p>M</text:p>
          </table:table-cell>
          <table:table-cell office:value-type="float" office:value="0.0109515776857734" calcext:value-type="float">
            <text:p>0.010951577685773</text:p>
          </table:table-cell>
          <table:table-cell office:value-type="string" calcext:value-type="string">
            <text:p>AB</text:p>
          </table:table-cell>
          <table:table-cell table:style-name="ce3" table:formula="of:=MIN([.H9];[.F9];[.D9];[.B9])" office:value-type="float" office:value="0.0109515776857734" calcext:value-type="float">
            <text:p>0.010951577685773</text:p>
          </table:table-cell>
          <table:table-cell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79086246155202" calcext:value-type="float">
            <text:p>0.779086246155202</text:p>
          </table:table-cell>
          <table:table-cell office:value-type="string" calcext:value-type="string">
            <text:p>D </text:p>
          </table:table-cell>
          <table:table-cell office:value-type="float" office:value="0.8589256554842" calcext:value-type="float">
            <text:p>0.8589256554842</text:p>
          </table:table-cell>
          <table:table-cell office:value-type="string" calcext:value-type="string">
            <text:p>Q</text:p>
          </table:table-cell>
          <table:table-cell office:value-type="float" office:value="0.89359317223231" calcext:value-type="float">
            <text:p>0.89359317223231</text:p>
          </table:table-cell>
          <table:table-cell office:value-type="string" calcext:value-type="string">
            <text:p>B</text:p>
          </table:table-cell>
          <table:table-cell office:value-type="float" office:value="0.900398790836334" calcext:value-type="float">
            <text:p>0.900398790836334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00398790836334" calcext:value-type="float">
            <text:p>0.900398790836334</text:p>
          </table:table-cell>
          <table:table-cell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62584005792936" calcext:value-type="float">
            <text:p>0.762584005792936</text:p>
          </table:table-cell>
          <table:table-cell office:value-type="string" calcext:value-type="string">
            <text:p>D</text:p>
          </table:table-cell>
          <table:table-cell office:value-type="float" office:value="0.853686769803365" calcext:value-type="float">
            <text:p>0.853686769803365</text:p>
          </table:table-cell>
          <table:table-cell office:value-type="string" calcext:value-type="string">
            <text:p>C</text:p>
          </table:table-cell>
          <table:table-cell office:value-type="float" office:value="0.858883965015411" calcext:value-type="float">
            <text:p>0.858883965015411</text:p>
          </table:table-cell>
          <table:table-cell office:value-type="string" calcext:value-type="string">
            <text:p>B</text:p>
          </table:table-cell>
          <table:table-cell office:value-type="float" office:value="0.885668277740479" calcext:value-type="float">
            <text:p>0.885668277740479</text:p>
          </table:table-cell>
          <table:table-cell office:value-type="string" calcext:value-type="string">
            <text:p>AB</text:p>
          </table:table-cell>
          <table:table-cell table:formula="of:=MAX([.B11];[.D11];[.F11];[.H11])" office:value-type="float" office:value="0.885668277740479" calcext:value-type="float">
            <text:p>0.885668277740479</text:p>
          </table:table-cell>
          <table:table-cell/>
        </table:table-row>
        <table:table-row table:style-name="ro1">
          <table:table-cell office:value-type="string" calcext:value-type="string">
            <text:p>Slate 12 total Acc</text:p>
          </table:table-cell>
          <table:table-cell table:number-columns-repeated="4"/>
          <table:table-cell office:value-type="float" office:value="0.875351162751516" calcext:value-type="float">
            <text:p>0.875351162751516</text:p>
          </table:table-cell>
          <table:table-cell/>
          <table:table-cell office:value-type="float" office:value="0.89828759431839" calcext:value-type="float">
            <text:p>0.89828759431839</text:p>
          </table:table-cell>
          <table:table-cell office:value-type="string" calcext:value-type="string">
            <text:p>T</text:p>
          </table:table-cell>
          <table:table-cell table:formula="of:=MAX([.B12];[.D12];[.F12];[.H12])" office:value-type="float" office:value="0.89828759431839" calcext:value-type="float">
            <text:p>0.89828759431839</text:p>
          </table:table-cell>
          <table:table-cell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798781238496304" calcext:value-type="float">
            <text:p>0.798781238496304</text:p>
          </table:table-cell>
          <table:table-cell office:value-type="string" calcext:value-type="string">
            <text:p>D</text:p>
          </table:table-cell>
          <table:table-cell office:value-type="float" office:value="0.87364141146342" calcext:value-type="float">
            <text:p>0.87364141146342</text:p>
          </table:table-cell>
          <table:table-cell office:value-type="string" calcext:value-type="string">
            <text:p>C</text:p>
          </table:table-cell>
          <table:table-cell office:value-type="float" office:value="0.889215171337128" calcext:value-type="float">
            <text:p>0.889215171337128</text:p>
          </table:table-cell>
          <table:table-cell office:value-type="string" calcext:value-type="string">
            <text:p>B</text:p>
          </table:table-cell>
          <table:table-cell office:value-type="float" office:value="0.905555546283722" calcext:value-type="float">
            <text:p>0.905555546283722</text:p>
          </table:table-cell>
          <table:table-cell office:value-type="string" calcext:value-type="string">
            <text:p>AB</text:p>
          </table:table-cell>
          <table:table-cell table:formula="of:=MAX([.B13];[.D13];[.F13];[.H13])" office:value-type="float" office:value="0.905555546283722" calcext:value-type="float">
            <text:p>0.905555546283722</text:p>
          </table:table-cell>
          <table:table-cell/>
        </table:table-row>
        <table:table-row table:style-name="ro1">
          <table:table-cell office:value-type="string" calcext:value-type="string">
            <text:p>Slate 14 total Acc</text:p>
          </table:table-cell>
          <table:table-cell table:number-columns-repeated="4"/>
          <table:table-cell office:value-type="float" office:value="0.87449905872345" calcext:value-type="float">
            <text:p>0.87449905872345</text:p>
          </table:table-cell>
          <table:table-cell office:value-type="string" calcext:value-type="string">
            <text:p>V</text:p>
          </table:table-cell>
          <table:table-cell office:value-type="float" office:value="0.900805175304413" calcext:value-type="float">
            <text:p>0.900805175304413</text:p>
          </table:table-cell>
          <table:table-cell office:value-type="string" calcext:value-type="string">
            <text:p>G</text:p>
          </table:table-cell>
          <table:table-cell table:formula="of:=MAX([.B14];[.D14];[.F14];[.H14])" office:value-type="float" office:value="0.900805175304413" calcext:value-type="float">
            <text:p>0.900805175304413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table:number-columns-repeated="9"/>
          <table:table-cell office:value-type="string" calcext:value-type="string">
            <text:p>Overall min</text:p>
          </table:table-cell>
          <table:table-cell/>
        </table:table-row>
        <table:table-row table:style-name="ro1">
          <table:table-cell table:style-name="ce3" table:number-columns-repeated="9"/>
          <table:table-cell table:formula="of:=MIN([.J2:.J9])" office:value-type="float" office:value="0.00922179881385283" calcext:value-type="float">
            <text:p>0.009221798813853</text:p>
          </table:table-cell>
          <table:table-cell office:value-type="string" calcext:value-type="string">
            <text:p>Slate 8</text:p>
          </table:table-cell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ax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AX([.J10:.J14])" office:value-type="float" office:value="0.905555546283722" calcext:value-type="float">
            <text:p>0.905555546283722</text:p>
          </table:table-cell>
          <table:table-cell office:value-type="string" calcext:value-type="string">
            <text:p>Slate 13</text:p>
          </table:table-cell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<text:s/></text:p>
          </table:table-cell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9</text:p>
          </table:table-cell>
          <table:table-cell office:value-type="string" calcext:value-type="string">
            <text:p>D</text:p>
          </table:table-cell>
          <table:table-cell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2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2</text:p>
          </table:table-cell>
          <table:table-cell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9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/>
        </table:table-row>
        <table:table-row table:style-name="ro1">
          <table:table-cell office:value-type="string" calcext:value-type="string">
            <text:p>Slate 8 total MSE</text:p>
          </table:table-cell>
          <table:table-cell office:value-type="float" office:value="0.0127558428985154" calcext:value-type="float">
            <text:p>0.012755842898515</text:p>
          </table:table-cell>
          <table:table-cell office:value-type="string" calcext:value-type="string">
            <text:p>D</text:p>
          </table:table-cell>
          <table:table-cell office:value-type="float" office:value="0.0134021163818002" calcext:value-type="float">
            <text:p>0.0134021163818</text:p>
          </table:table-cell>
          <table:table-cell office:value-type="string" calcext:value-type="string">
            <text:p>F</text:p>
          </table:table-cell>
          <table:table-cell table:style-name="ce9" office:value-type="float" office:value="0.0124812903711899" calcext:value-type="float">
            <text:p>0.01248129037119</text:p>
          </table:table-cell>
          <table:table-cell table:style-name="ce10" office:value-type="string" calcext:value-type="string">
            <text:p>B</text:p>
          </table:table-cell>
          <table:table-cell table:style-name="ce1" office:value-type="float" office:value="0.0133859081349025" calcext:value-type="float">
            <text:p>0.013385908134903</text:p>
          </table:table-cell>
          <table:table-cell table:style-name="ce4" office:value-type="string" calcext:value-type="string">
            <text:p>G</text:p>
          </table:table-cell>
          <table:table-cell table:style-name="ce3" table:formula="of:=MIN([.B8];[.D8];[.F8];[.H8])" office:value-type="float" office:value="0.0124812903711899" calcext:value-type="float">
            <text:p>0.01248129037119</text:p>
          </table:table-cell>
          <table:table-cell/>
        </table:table-row>
        <table:table-row table:style-name="ro1">
          <table:table-cell office:value-type="string" calcext:value-type="string">
            <text:p>Slate 9 total MSE</text:p>
          </table:table-cell>
          <table:table-cell office:value-type="float" office:value="0.0249839588822479" calcext:value-type="float">
            <text:p>0.024983958882248</text:p>
          </table:table-cell>
          <table:table-cell office:value-type="string" calcext:value-type="string">
            <text:p>I</text:p>
          </table:table-cell>
          <table:table-cell office:value-type="float" office:value="0.0145718172593436" calcext:value-type="float">
            <text:p>0.014571817259344</text:p>
          </table:table-cell>
          <table:table-cell office:value-type="string" calcext:value-type="string">
            <text:p>AA</text:p>
          </table:table-cell>
          <table:table-cell office:value-type="float" office:value="0.0144156540751062" calcext:value-type="float">
            <text:p>0.014415654075106</text:p>
          </table:table-cell>
          <table:table-cell office:value-type="string" calcext:value-type="string">
            <text:p>M</text:p>
          </table:table-cell>
          <table:table-cell office:value-type="float" office:value="0.0138321018312126" calcext:value-type="float">
            <text:p>0.013832101831213</text:p>
          </table:table-cell>
          <table:table-cell office:value-type="string" calcext:value-type="string">
            <text:p>AD</text:p>
          </table:table-cell>
          <table:table-cell table:style-name="ce3" table:formula="of:=MIN([.B9];[.D9];[.F9];[.H9])" office:value-type="float" office:value="0.0138321018312126" calcext:value-type="float">
            <text:p>0.013832101831213</text:p>
          </table:table-cell>
          <table:table-cell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8460855881373" calcext:value-type="float">
            <text:p>0.918460855881373</text:p>
          </table:table-cell>
          <table:table-cell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11];[.D11];[.F11];[.H11])" office:value-type="float" office:value="0.905349140365918" calcext:value-type="float">
            <text:p>0.905349140365918</text:p>
          </table:table-cell>
          <table:table-cell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2];[.D12];[.F12];[.H12])" office:value-type="float" office:value="0.916538367668788" calcext:value-type="float">
            <text:p>0.916538367668788</text:p>
          </table:table-cell>
          <table:table-cell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3];[.D13];[.F13];[.H13])" office:value-type="float" office:value="0.91895854473114" calcext:value-type="float">
            <text:p>0.91895854473114</text:p>
          </table:table-cell>
          <table:table-cell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4];[.D14];[.F14];[.H14])" office:value-type="float" office:value="0.920850232243538" calcext:value-type="float">
            <text:p>0.920850232243538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1" table:number-rows-repeated="3">
          <table:table-cell table:style-name="ce3" table:number-columns-repeated="9"/>
          <table:table-cell table:number-columns-repeated="2"/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in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IN([.J2:.J9])" office:value-type="float" office:value="0.0124812903711899" calcext:value-type="float">
            <text:p>0.01248129037119</text:p>
          </table:table-cell>
          <table:table-cell office:value-type="string" calcext:value-type="string">
            <text:p>Slate 8</text:p>
          </table:table-cell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ax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AX([.J10:.J14])" office:value-type="float" office:value="0.920850232243538" calcext:value-type="float">
            <text:p>0.920850232243538</text:p>
          </table:table-cell>
          <table:table-cell office:value-type="string" calcext:value-type="string">
            <text:p>Slate 1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5:05:11.27960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8-29T17:31:18.231948913</dc:date>
    <meta:editing-duration>PT3H39M34S</meta:editing-duration>
    <meta:editing-cycles>33</meta:editing-cycles>
    <meta:generator>LibreOffice/6.0.7.3$Linux_X86_64 LibreOffice_project/00m0$Build-3</meta:generator>
    <meta:document-statistic meta:table-count="2" meta:cell-count="256" meta:object-count="0"/>
  </office:meta>
</office:document-meta>
</file>